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2">28-е мая <text:span text:style-name="T1">— </text:span><text:span text:style-name="T1">Эксперимент со сплетёнными сознаниями.</text:span></text:p>
      <text:p text:style-name="P81">30-е мая — встреча с Индиго. Прогулка с Селестией по парку. Муравьи под накрупником</text:p>
      <text:p text:style-name="P81">31-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8107941305253495957" text:style-name="L1">
        <text:list-item>
          <text:p text:style-name="P150">Книги:</text:p>
        </text:list-item>
      </text:list>
      <text:list xml:id="list2339215241903085732"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48895385117673380"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8825570723692233630"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text:soft-page-break/>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Луны.</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я мельком прочитал окончание текста, появившееся на спутнике.</text:p>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Жаль, что любоваться им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text:span><text:span text:style-name="T1">поза</text:span><text:span text:style-name="T1">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soft-page-break/>***</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33"><text:span text:style-name="T33">Песок парковых дорожек прогрелся на полуденном солнце. Мы степенно прошлись до поворота. Аликорница украдкой обернулась и, убедившись, что мы в недосягаемости от глаз дворцовой стражи, подмигнула мне.</text:span></text:p>
      <text:p text:style-name="P52">– Ну что? Наперегонки до того дуба?</text:p>
      <text:p text:style-name="P52">Не ожидая ответа, Селестия припустила вскачь.</text:p>
      <text:p text:style-name="P52"/>
      <text:p text:style-name="P35"><text:span text:style-name="T33">&lt;</text:span><text:span text:style-name="T1">Анон не успел увидеть подробности</text:span><text:span text:style-name="T33">&gt;</text:span></text:p>
      <text:p text:style-name="P42">&lt;Добавить Филомену&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5">Селестия объясняет Анону происхождение надписина обратной стороне Луны — шалости Луны во время заточения</text:span>&gt;</text:p>
      <text:p text:style-name="P52"/>
      <text:p text:style-name="P53">***</text:p>
      <text:p text:style-name="P52"><text:soft-page-break/></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text:soft-page-break/>–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text:soft-page-break/>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text:soft-page-break/>–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text:soft-page-break/>–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text:soft-page-break/>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text:soft-page-break/></text:p>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oft-page-break/><text:span text:style-name="T44">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text:soft-page-break/>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text:span><text:span text:style-name="T12">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text:span><text:span text:style-name="T12">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text:span><text:span text:style-name="T23">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2T00:53:22.66</dc:date>
    <meta:editing-duration>P125DT21H3M40S</meta:editing-duration>
    <meta:editing-cycles>7610</meta:editing-cycles>
    <meta:generator>OpenOffice/4.1.1$Win32 OpenOffice.org_project/411m6$Build-9775</meta:generator>
    <dc:creator>макс </dc:creator>
    <meta:document-statistic meta:table-count="0" meta:image-count="0" meta:object-count="0" meta:page-count="194" meta:paragraph-count="4175" meta:word-count="88950" meta:character-count="565143"/>
  </office:meta>
</office:document-meta>
</file>